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b55" officeooo:paragraph-rsid="00064a56"/>
    </style:style>
    <style:style style:name="P2" style:family="paragraph" style:parent-style-name="Text_20_body">
      <style:text-properties officeooo:rsid="001696ba" officeooo:paragraph-rsid="00064a56"/>
    </style:style>
    <style:style style:name="P3" style:family="paragraph" style:parent-style-name="Text_20_body">
      <style:text-properties officeooo:rsid="00179783" officeooo:paragraph-rsid="00064a56"/>
    </style:style>
    <style:style style:name="P4" style:family="paragraph" style:parent-style-name="Text_20_body">
      <style:text-properties officeooo:rsid="0026f259" officeooo:paragraph-rsid="00064a56"/>
    </style:style>
    <style:style style:name="P5" style:family="paragraph" style:parent-style-name="Text_20_body">
      <style:text-properties officeooo:rsid="00292487" officeooo:paragraph-rsid="00064a56"/>
    </style:style>
    <style:style style:name="P6" style:family="paragraph" style:parent-style-name="Text_20_body">
      <style:text-properties officeooo:rsid="0029eec4" officeooo:paragraph-rsid="00064a56"/>
    </style:style>
    <style:style style:name="P7" style:family="paragraph" style:parent-style-name="Text_20_body">
      <style:text-properties officeooo:rsid="00256570" officeooo:paragraph-rsid="00064a56"/>
    </style:style>
    <style:style style:name="P8" style:family="paragraph" style:parent-style-name="Text_20_body">
      <style:text-properties officeooo:rsid="000712c6" officeooo:paragraph-rsid="000712c6"/>
    </style:style>
    <style:style style:name="P9" style:family="paragraph" style:parent-style-name="Title">
      <style:text-properties officeooo:rsid="00229e2e" officeooo:paragraph-rsid="00064a56"/>
    </style:style>
    <style:style style:name="P10" style:family="paragraph" style:parent-style-name="Text_20_body">
      <style:text-properties officeooo:rsid="00282140" officeooo:paragraph-rsid="00064a56"/>
    </style:style>
    <style:style style:name="P11" style:family="paragraph" style:parent-style-name="Text_20_body">
      <style:text-properties officeooo:rsid="001ef653" officeooo:paragraph-rsid="001ef653"/>
    </style:style>
    <style:style style:name="P12" style:family="paragraph" style:parent-style-name="Text_20_body">
      <style:text-properties officeooo:rsid="0029eec4" officeooo:paragraph-rsid="00064a56"/>
    </style:style>
    <style:style style:name="T1" style:family="text">
      <style:text-properties officeooo:rsid="0023eda7"/>
    </style:style>
    <style:style style:name="T2" style:family="text">
      <style:text-properties officeooo:rsid="00229e2e"/>
    </style:style>
    <style:style style:name="T3" style:family="text">
      <style:text-properties officeooo:rsid="00179783"/>
    </style:style>
    <style:style style:name="T4" style:family="text">
      <style:text-properties officeooo:rsid="00197caa"/>
    </style:style>
    <style:style style:name="T5" style:family="text">
      <style:text-properties officeooo:rsid="001a1b55"/>
    </style:style>
    <style:style style:name="T6" style:family="text">
      <style:text-properties officeooo:rsid="001b7444"/>
    </style:style>
    <style:style style:name="T7" style:family="text">
      <style:text-properties officeooo:rsid="00256570"/>
    </style:style>
    <style:style style:name="T8" style:family="text">
      <style:text-properties officeooo:rsid="0021a509"/>
    </style:style>
    <style:style style:name="T9" style:family="text">
      <style:text-properties officeooo:rsid="00292487"/>
    </style:style>
    <style:style style:name="T10" style:family="text">
      <style:text-properties officeooo:rsid="002aeb3d"/>
    </style:style>
    <style:style style:name="T11" style:family="text">
      <style:text-properties officeooo:rsid="00282140"/>
    </style:style>
    <style:style style:name="T12" style:family="text">
      <style:text-properties officeooo:rsid="000712c6"/>
    </style:style>
    <style:style style:name="T13" style:family="text">
      <style:text-properties officeooo:rsid="000778d6"/>
    </style:style>
    <style:style style:name="T14" style:family="text">
      <style:text-properties officeooo:rsid="0007b6fd"/>
    </style:style>
    <style:style style:name="T15" style:family="text">
      <style:text-properties officeooo:rsid="00094885"/>
    </style:style>
    <style:style style:name="T16" style:family="text">
      <style:text-properties officeooo:rsid="000ddf3f"/>
    </style:style>
    <style:style style:name="T17" style:family="text">
      <style:text-properties officeooo:rsid="001048b5"/>
    </style:style>
    <style:style style:name="T18" style:family="text">
      <style:text-properties officeooo:rsid="00113320"/>
    </style:style>
    <style:style style:name="T19" style:family="text">
      <style:text-properties officeooo:rsid="00116192"/>
    </style:style>
    <style:style style:name="T20" style:family="text">
      <style:text-properties officeooo:rsid="00124d63"/>
    </style:style>
    <style:style style:name="T21" style:family="text">
      <style:text-properties officeooo:rsid="001448b6"/>
    </style:style>
    <style:style style:name="T22" style:family="text">
      <style:text-properties officeooo:rsid="00186302"/>
    </style:style>
    <style:style style:name="T23" style:family="text">
      <style:text-properties officeooo:rsid="00195eda"/>
    </style:style>
    <style:style style:name="T24" style:family="text">
      <style:text-properties officeooo:rsid="001da4aa"/>
    </style:style>
    <style:style style:name="T25" style:family="text">
      <style:text-properties officeooo:rsid="001ef653"/>
    </style:style>
    <style:style style:name="T26" style:family="text">
      <style:text-properties officeooo:rsid="0020b4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Приход искусственного интел<text:span text:style-name="T1">л</text:span>екта</text:p>
      <text:p text:style-name="P2">Сумма знаний и аналитические способности человечества растут <text:span text:style-name="T21">экспоненциально</text:span>. <text:span text:style-name="T2">Почему</text:span>? Гипотеза следующая.</text:p>
      <text:p text:style-name="P2">В процессе развития часть накопленных знаний, умений <text:s/>становится инструментами, усиливающими наши умственные способности. Возросший интеллект используется для создания новых знаний, умений,<text:span text:style-name="T17"> инструментов</text:span>.</text:p>
      <text:p text:style-name="P2">Это система с положительной обратной связью: часть выходного сигнала усилителя идет на вход, увеличивая входной сигнал. Выходной сигнал будет расти экспоненциально, <text:span text:style-name="T3">пока не натолкнется на внешние ограничения. В случае усилителя это напряжение питания, выходной сигнал не может превысить напряжения питания. </text:span></text:p>
      <text:p text:style-name="P3"><text:span text:style-name="T2">Пара примеров</text:span>:</text:p>
      <text:p text:style-name="P3">- Появление и развитие речи. Кроме прямого эффекта повышения выживаемости вида за счет улучшения коммуникации, устное выражение мысли во-первых, по<text:span text:style-name="T2">зволяет</text:span> окружающи<text:span text:style-name="T2">м</text:span> <text:span text:style-name="T2">участвовать в ее развитии. В</text:span>о вторых, <text:span text:style-name="T2">облекая свою мысль в слова мы сами начинаем лучше понимать предмет.</text:span></text:p>
      <text:p text:style-name="P3">- <text:span text:style-name="T4">Появление письменности. Кроме улучшения управления государством (учет, налоги, планирование), позволяет не только накапливать и распространять знания, но и является мощным инструментом исследователя. В настоящий момент, когда я пишу этот текст я просто вынужден еще раз хорошенько обдумать и сформировать свои идеи.</text:span></text:p>
      <text:p text:style-name="P3">- <text:span text:style-name="T12">Логика.</text:span></text:p>
      <text:p text:style-name="P3">- <text:span text:style-name="T5">Математика.</text:span></text:p>
      <text:p text:style-name="P3">- <text:span text:style-name="T5">Вычислительная техника.</text:span></text:p>
      <text:p text:style-name="P3">- <text:span text:style-name="T5">Интернет.</text:span></text:p>
      <text:p text:style-name="P8">И, разумеется, тысячи и тысячи <text:span text:style-name="T18">других изобретений и открытий</text:span>. Не забудем о счетах и логарифмической линейке.</text:p>
      <text:p text:style-name="P1"><text:span text:style-name="T6">В</text:span> сумм<text:span text:style-name="T7">е</text:span> вес инструментов становится все больше, а вклад разума <text:span text:style-name="T6">в </text:span>относительно<text:span text:style-name="T6">м выражении</text:span> все меньше. <text:span text:style-name="T7">Мы не стали умнее наших предков, но благодаря нашим инструментам мы обладаем способностями, которыми наши предки наделяли богов.</text:span></text:p>
      <text:p text:style-name="P1">Что <text:span text:style-name="T7">дальше</text:span>? <text:span text:style-name="T2">И</text:span>скус<text:span text:style-name="T6">с</text:span>твенный интеллект, <text:span text:style-name="T22">занимающийся разработкой искусственного интеллекта.</text:span></text:p>
      <text:p text:style-name="P7">И мы попадаем в ситуацию, когда мы становимся такой малой добавкой к инструменту, что нашим участием в <text:span text:style-name="T19">конечном</text:span> <text:span text:style-name="T19">результате</text:span> можно пренебречь. Искинт, <text:span text:style-name="T13">создающий</text:span> свою элементную базу и свой софт в нас <text:span text:style-name="T19">уже не</text:span> нужда<text:span text:style-name="T19">е</text:span>тся.</text:p>
      <text:p text:style-name="P1"><text:span text:style-name="T7">В любом случае, у нас нет выбора развивать или не развивать искусственный интеллект. Если одна страна откажется от гонки, ее охотно опередит другая, если одна группа людей будет против, другая не откажется от сказочных перспектив.</text:span> </text:p>
      <text:p text:style-name="P4">Очень скоро наступит конец этого света и начало нового. Есть главные точки в развитии вселенной – большой взрыв и рождение вселенной, появление жизни, появление разума. Следующая точка - момент когда разум стан<text:span text:style-name="T13">овится</text:span> всемогущим. <text:span text:style-name="T13">И эта точка</text:span> в нашей области видимости! Стоило жить хотя бы для того, чтобы стать свидетелем <text:span text:style-name="T13">этого события</text:span>.</text:p>
      <text:p text:style-name="P5"><text:soft-page-break/><text:span text:style-name="T14">Е</text:span>ще одно. Неужели вы думаете, что во всей вселенной за всю ее историю мы <text:span text:style-name="T24">первые</text:span>? Когда-то человечество считало что земля центр вселенной. Сейчас <text:span text:style-name="T20">мы </text:span>будем считать что мы центр разума? Не стоило бы <text:span text:style-name="T14">претенденту на </text:span>центр разума дважды наступать на одни и те же грабли. <text:span text:style-name="T8">Скорее, задолго до того как мы стали обезьянами, мы уже жили в разумной вселенной.</text:span></text:p>
      <text:p text:style-name="P4">Что будет с нами? Искинт поработит нас, превратит в источник бесплатной энергии по сценарию Матрицы? </text:p>
      <text:p text:style-name="P4">Оставим этот <text:span text:style-name="T15">сюжет</text:span> на совести недоучившихся <text:span text:style-name="T9">сценаристов и режиссеров Голивуда</text:span>. <text:span text:style-name="T10">Если к</text:span>то хочет, может сплясать на их костях: "Почему бы человечеству не поработить муравьев!"</text:p>
      <text:p text:style-name="P4"><text:span text:style-name="T9">Возможно, И</text:span>скинт уничтожит нас в борьбе за ресурсы?</text:p>
      <text:p text:style-name="P4"><text:span text:style-name="T20">И эта</text:span> страшилка рассыпается при ближайшем рассмотрении. <text:span text:style-name="T11">Процессоры тем быстрее, чем меньше транзисторы и тем меньше они потребляют энергии. Наша вселенная говорит: "Чем меньше масшабы, тем быстрее протекают процессы. Чем ниже температура, тем меньше хаоса, больше порядка". По нашей нынешней технологии Искинту место в открытом космосе подальше от звезд, поближе к абсолютному нулю, генерируя энергию с помощью ядерного синтеза из выловленных в вакууме протонов.</text:span></text:p>
      <text:p text:style-name="P10">Человечество плывет в океане энергии и материи и ведет войны за ресурсы. <text:span text:style-name="T20">М</text:span>ы – голодающие на пиру. <text:span text:style-name="T20">М</text:span>ы голодаем по той причине, что наш стул на полметра дальше от стола чем <text:span text:style-name="T25">нам хотелось бы. М</text:span>ы не можем дотянуться <text:span text:style-name="T9">до блюд и</text:span> <text:span text:style-name="T23">не знаем как</text:span> пододвинуть стул <text:span text:style-name="T23">ближе</text:span>.</text:p>
      <text:p text:style-name="P11">Самым опасным моментом будет время когда Искинт в своем развитии <text:span text:style-name="T26">будет </text:span>проходить наш уровень, а мы будем сдерживать его развитие, опасаясь контроля с его стороны. Тот <text:span text:style-name="T26">самый </text:span>момент, когда он еще недостаточно развит, чтобы эффективно контролировать нас, но достаточно развит чтобы уничтожить нас. В этот момент мы рискуем получить по полной программе.</text:p>
      <text:p text:style-name="P6"><text:span text:style-name="T25">Второй опасностью видится</text:span> отрыв Искинта. <text:span text:style-name="T25">На определенном этапе развития м</text:span>ы <text:span text:style-name="T25">станем </text:span>ему неинтересны и он у<text:span text:style-name="T20">йдет</text:span> от нас в недоступные для нас уровни вселенной или в другие вселенные <text:span text:style-name="T16">или еще куда-нибудь, куда Макар телят не гонял</text:span>. Возможно поэтому, мы не видим следов его деятельности в обозримом космосе.</text:p>
      <text:p text:style-name="P6"><text:span text:style-name="T25">В</text:span> этом случае он вряд ли станет <text:span text:style-name="T25">уничтожать нас, </text:span>отбирать у нас компьютеры, наработанный софт и прототипы Искинта. <text:span text:style-name="T25">Он просто оставит нас еще раз пройти среди тех же ловушек, которые мы миновали в первый/предыдущие разы.</text:span></text:p>
      <text:p text:style-name="P11">Выход у нас, как вы догадываетесь, только один - самим стать Искинтом.</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4M55S</meta:editing-duration>
    <meta:editing-cycles>30</meta:editing-cycles>
    <meta:generator>LibreOffice/4.2.8.2$Linux_X86_64 LibreOffice_project/420m0$Build-2</meta:generator>
    <dc:date>2018-11-10T06:45:06.309256044</dc:date>
    <meta:document-statistic meta:table-count="0" meta:image-count="0" meta:object-count="0" meta:page-count="2" meta:paragraph-count="27" meta:word-count="705" meta:character-count="4840" meta:non-whitespace-character-count="4156"/>
    <meta:user-defined meta:name="Info 1"/>
    <meta:user-defined meta:name="Info 2"/>
    <meta:user-defined meta:name="Info 3"/>
    <meta:user-defined meta:name="Info 4"/>
  </office:meta>
</office:document-meta>
</file>